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corer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Scorer.MultiScorer( Similarity similarity , Scorer [ ] scorers , int [ ] st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Scorer.scorerIndex( int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